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5cm" fo:margin-left="0cm" table:align="left" style:writing-mode="lr-tb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4.697cm"/>
    </style:style>
    <style:style style:name="Tabla1.D" style:family="table-column">
      <style:table-column-properties style:column-width="4.40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2" style:family="table-row">
      <style:table-row-properties style:min-row-height="4.228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font-style="italic" officeooo:rsid="000bd5ce" officeooo:paragraph-rsid="000bd5ce" style:font-size-asian="10pt" style:font-style-asian="italic" style:font-size-complex="10pt" style:font-style-complex="italic"/>
    </style:style>
    <style:style style:name="P2" style:family="paragraph" style:parent-style-name="Footer">
      <style:text-properties fo:font-size="10pt" fo:font-style="italic" style:text-underline-style="none" officeooo:rsid="000bd5ce" officeooo:paragraph-rsid="000bd5ce" style:font-size-asian="10pt" style:font-style-asian="italic" style:font-size-complex="10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text-properties style:font-name="Arial" fo:font-weight="bold" officeooo:rsid="0000c598" officeooo:paragraph-rsid="0000c598" style:font-weight-asian="bold" style:font-weight-complex="bold"/>
    </style:style>
    <style:style style:name="P5" style:family="paragraph" style:parent-style-name="Table_20_Contents">
      <style:text-properties style:font-name="Arial" officeooo:rsid="0000c598" officeooo:paragraph-rsid="0000c598"/>
    </style:style>
    <style:style style:name="P6" style:family="paragraph" style:parent-style-name="Table_20_Contents">
      <style:text-properties style:font-name="Arial" officeooo:rsid="000519e7" officeooo:paragraph-rsid="000519e7"/>
    </style:style>
    <style:style style:name="P7" style:family="paragraph" style:parent-style-name="Table_20_Contents">
      <style:text-properties style:font-name="Arial" officeooo:rsid="0005ba6b" officeooo:paragraph-rsid="0005ba6b"/>
    </style:style>
    <style:style style:name="P8" style:family="paragraph" style:parent-style-name="Table_20_Contents">
      <style:text-properties style:font-name="Arial" officeooo:rsid="00035ffb" officeooo:paragraph-rsid="00035ffb"/>
    </style:style>
    <style:style style:name="P9" style:family="paragraph" style:parent-style-name="Table_20_Contents">
      <style:text-properties style:font-name="Arial" fo:font-size="12pt" officeooo:rsid="0000c598" officeooo:paragraph-rsid="0000c598" style:font-size-asian="12pt" style:font-size-complex="12pt"/>
    </style:style>
    <style:style style:name="P10" style:family="paragraph" style:parent-style-name="Standard">
      <style:paragraph-properties style:writing-mode="lr-tb"/>
      <style:text-properties style:font-name="Arial" officeooo:paragraph-rsid="0000c598"/>
    </style:style>
    <style:style style:name="P11" style:family="paragraph" style:parent-style-name="Standard">
      <style:paragraph-properties style:writing-mode="lr-tb"/>
      <style:text-properties style:font-name="Arial" officeooo:rsid="0007959a" officeooo:paragraph-rsid="00023ac1"/>
    </style:style>
    <style:style style:name="P12" style:family="paragraph" style:parent-style-name="Standard">
      <style:paragraph-properties style:writing-mode="lr-tb"/>
      <style:text-properties style:font-name="Arial" officeooo:rsid="0006169e" officeooo:paragraph-rsid="0006169e"/>
    </style:style>
    <style:style style:name="P13" style:family="paragraph" style:parent-style-name="Text_20_body">
      <style:paragraph-properties fo:margin-left="1.251cm" fo:margin-right="0cm" fo:text-indent="0cm" style:auto-text-indent="false"/>
    </style:style>
    <style:style style:name="P14" style:family="paragraph" style:parent-style-name="Standard">
      <style:paragraph-properties fo:margin-left="1.251cm" fo:margin-right="0cm" fo:text-indent="0cm" style:auto-text-indent="false" style:writing-mode="lr-tb"/>
      <style:text-properties style:font-name="Arial" fo:font-size="13.5pt" officeooo:paragraph-rsid="0000c598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Arial" officeooo:paragraph-rsid="0000c598"/>
    </style:style>
    <style:style style:name="P16" style:family="paragraph" style:parent-style-name="Title">
      <style:text-properties style:font-name="Arial" fo:language="es" fo:country="ES" officeooo:paragraph-rsid="0000c598"/>
    </style:style>
    <style:style style:name="P17" style:family="paragraph" style:parent-style-name="Standard">
      <style:text-properties style:font-name="Arial" fo:font-size="12pt" officeooo:rsid="00035ffb" officeooo:paragraph-rsid="00035ffb" style:font-size-asian="12pt" style:font-size-complex="12pt"/>
    </style:style>
    <style:style style:name="P18" style:family="paragraph" style:parent-style-name="Standard">
      <style:text-properties style:font-name="Arial" fo:font-size="12pt" officeooo:paragraph-rsid="000bedaf" style:font-size-asian="12pt" style:font-size-complex="12pt"/>
    </style:style>
    <style:style style:name="P19" style:family="paragraph" style:parent-style-name="Heading_20_1">
      <style:text-properties style:font-name="Arial" officeooo:paragraph-rsid="0000c598"/>
    </style:style>
    <style:style style:name="P20" style:family="paragraph" style:parent-style-name="Heading_20_1">
      <style:paragraph-properties fo:margin-top="0cm" fo:margin-bottom="0cm" loext:contextual-spacing="false"/>
      <style:text-properties style:font-name="Arial" officeooo:paragraph-rsid="0000c598"/>
    </style:style>
    <style:style style:name="P21" style:family="paragraph" style:parent-style-name="Standard" style:list-style-name="L1">
      <style:paragraph-properties style:writing-mode="lr-tb"/>
      <style:text-properties officeooo:paragraph-rsid="00023ac1"/>
    </style:style>
    <style:style style:name="P22" style:family="paragraph" style:parent-style-name="Standard" style:list-style-name="L2">
      <style:paragraph-properties style:writing-mode="lr-tb"/>
      <style:text-properties officeooo:paragraph-rsid="0006169e"/>
    </style:style>
    <style:style style:name="P23" style:family="paragraph" style:parent-style-name="Standard" style:list-style-name="L2">
      <style:paragraph-properties style:writing-mode="lr-tb"/>
      <style:text-properties officeooo:paragraph-rsid="0007959a"/>
    </style:style>
    <style:style style:name="T1" style:family="text">
      <style:text-properties fo:font-size="21pt"/>
    </style:style>
    <style:style style:name="T2" style:family="text">
      <style:text-properties fo:font-size="13.5pt"/>
    </style:style>
    <style:style style:name="T3" style:family="text">
      <style:text-properties fo:font-size="13.5pt" officeooo:rsid="0000c598"/>
    </style:style>
    <style:style style:name="T4" style:family="text">
      <style:text-properties style:font-name="Arial" officeooo:rsid="0006169e"/>
    </style:style>
    <style:style style:name="T5" style:family="text">
      <style:text-properties style:font-name="Arial" officeooo:rsid="00023ac1"/>
    </style:style>
    <style:style style:name="T6" style:family="text">
      <style:text-properties style:font-name="Arial" officeooo:rsid="0007959a"/>
    </style:style>
    <style:style style:name="T7" style:family="text">
      <style:text-properties style:font-name="Arial" style:text-underline-style="solid" style:text-underline-width="auto" style:text-underline-color="font-color" officeooo:rsid="0007959a"/>
    </style:style>
    <style:style style:name="T8" style:family="text">
      <style:text-properties style:font-name="Arial" style:text-underline-style="solid" style:text-underline-width="auto" style:text-underline-color="font-color" fo:font-weight="bold" officeooo:rsid="00023ac1" style:font-weight-asian="bold" style:font-weight-complex="bold"/>
    </style:style>
    <style:style style:name="T9" style:family="text">
      <style:text-properties style:font-name="Arial" style:text-underline-style="solid" style:text-underline-width="auto" style:text-underline-color="font-color" fo:font-weight="bold" officeooo:rsid="0006169e" style:font-weight-asian="bold" style:font-weight-complex="bold"/>
    </style:style>
    <style:style style:name="T10" style:family="text">
      <style:text-properties style:font-name="Arial" style:text-underline-style="solid" style:text-underline-width="auto" style:text-underline-color="font-color" fo:font-weight="bold" officeooo:rsid="0007959a" style:font-weight-asian="bold" style:font-weight-complex="bold"/>
    </style:style>
    <style:style style:name="T11" style:family="text">
      <style:text-properties style:font-name="Arial" style:text-underline-style="none" officeooo:rsid="0007959a"/>
    </style:style>
    <style:style style:name="T12" style:family="text">
      <style:text-properties officeooo:rsid="000ae76c"/>
    </style:style>
    <style:style style:name="T13" style:family="text">
      <style:text-properties officeooo:rsid="000bed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UNIDAD 1 - PRÁCTICA 1: MODELOS DE DESARROLLO DEL SOFTWARE</text:span> </text:p>
      <text:h text:style-name="P19" text:outline-level="1"><text:span text:style-name="T2">INSTRUCCIONES PARA LA ENTREGA:</text:span> </text:h>
      <text:p text:style-name="Text_20_body"><text:span text:style-name="T2">-</text:span> <text:span text:style-name="T2">La práctica se entregará en un </text:span><text:span text:style-name="T3">d</text:span><text:span text:style-name="T2">ocumento pdf.</text:span> <text:line-break/><text:span text:style-name="T2">-</text:span> <text:span text:style-name="T2">La práctica consta de dos ejercicios independientes, ambos de </text:span>​<text:span text:style-name="T2">obligada entrega para</text:span> <text:span text:style-name="T2">poder ser evaluada.</text:span> </text:p>
      <text:h text:style-name="P20" text:outline-level="1"><text:span text:style-name="T2">ENUNCIADO DE LA PRÁCTICA:</text:span> </text:h>
      <text:p text:style-name="P10"><text:line-break/><text:span text:style-name="T2">1.</text:span></text:p>
      <text:p text:style-name="P13"><text:span text:style-name="T2">Realiza</text:span> <text:span text:style-name="T2">una</text:span> <text:span text:style-name="T2">tabla</text:span> <text:span text:style-name="T2">comparativa</text:span> <text:span text:style-name="T2">en</text:span> <text:span text:style-name="T2">la</text:span> <text:span text:style-name="T2">que</text:span> <text:span text:style-name="T2">reflejes,</text:span> <text:span text:style-name="T2">por</text:span> <text:span text:style-name="T2">cada</text:span> <text:span text:style-name="T2">modelo</text:span> <text:span text:style-name="T2">de</text:span> <text:span text:style-name="T2">desarrollo</text:span> <text:span text:style-name="T2">visto</text:span> <text:span text:style-name="T2">en</text:span> <text:span text:style-name="T2">clase,</text:span> <text:span text:style-name="T2">las</text:span> <text:span text:style-name="T2">ventajas</text:span> <text:span text:style-name="T2">e</text:span> <text:span text:style-name="T2">inconvenientes</text:span> <text:span text:style-name="T2">de</text:span> <text:span text:style-name="T2">su</text:span> <text:span text:style-name="T2">uso,</text:span> <text:span text:style-name="T2">y</text:span> <text:span text:style-name="T2">en</text:span> <text:span text:style-name="T2">qué</text:span> <text:span text:style-name="T2">casos</text:span> <text:span text:style-name="T2">de</text:span> <text:span text:style-name="T2">ejemplo</text:span> <text:span text:style-name="T2">de</text:span> <text:span text:style-name="T2">tipo</text:span> <text:span text:style-name="T2">de</text:span> <text:span text:style-name="T2">proyectos</text:span> <text:span text:style-name="T2">sería</text:span> <text:span text:style-name="T2">más</text:span> <text:span text:style-name="T2">acertado</text:span> <text:span text:style-name="T2">utilizar</text:span> <text:span text:style-name="T2">uno</text:span> <text:span text:style-name="T2">u</text:span> <text:span text:style-name="T2">otro.</text:span> <text:span text:style-name="T2">La</text:span> <text:span text:style-name="T2">tabla</text:span> <text:span text:style-name="T2">deberá</text:span> <text:span text:style-name="T2">constar,</text:span> <text:span text:style-name="T2">por</text:span> <text:span text:style-name="T2">tanto,</text:span> <text:span text:style-name="T2">de</text:span> <text:span text:style-name="T2">las</text:span> <text:span text:style-name="T2">siguientes</text:span> <text:span text:style-name="T2">columnas:</text:span></text:p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">Modelo de Desarrollo</text:p>
          </table:table-cell>
          <table:table-cell table:style-name="Tabla1.A1" office:value-type="string">
            <text:p text:style-name="P4">Ventajas</text:p>
          </table:table-cell>
          <table:table-cell table:style-name="Tabla1.A1" office:value-type="string">
            <text:p text:style-name="P4">Inconvenientes</text:p>
          </table:table-cell>
          <table:table-cell table:style-name="Tabla1.D1" office:value-type="string">
            <text:p text:style-name="P4">Ejemplo de Proyectos</text:p>
          </table:table-cell>
        </table:table-row>
        <table:table-row table:style-name="Tabla1.2">
          <table:table-cell table:style-name="Tabla1.A2" office:value-type="string">
            <text:p text:style-name="P9">Cascada</text:p>
          </table:table-cell>
          <table:table-cell table:style-name="Tabla1.A2" office:value-type="string">
            <text:p text:style-name="P18"><text:bookmark text:name="page7R_mcid5"/>Planificación simple. </text:p>
            <text:p text:style-name="P18">No necesita un personal altamente calificado. </text:p>
            <text:p text:style-name="P17">Perfecto para proyectos rígidos en los cuales se tiene toda la información desde el principio.</text:p>
          </table:table-cell>
          <table:table-cell table:style-name="Tabla1.A2" office:value-type="string">
            <text:p text:style-name="P8">Imposibilita la implementación de nuevos requisitos de forma cómoda y cualquier cambio supone un gran coste.</text:p>
            <text:p text:style-name="P8">No se ven resultados hasta el final.</text:p>
          </table:table-cell>
          <table:table-cell table:style-name="Tabla1.D2" office:value-type="string">
            <text:p text:style-name="P6">Proyectos simples y bien definidos.</text:p>
            <text:p text:style-name="P6">Ej: ejercicios de clase</text:p>
          </table:table-cell>
        </table:table-row>
        <table:table-row>
          <table:table-cell table:style-name="Tabla1.A2" office:value-type="string">
            <text:p text:style-name="P5">Espiral</text:p>
          </table:table-cell>
          <table:table-cell table:style-name="Tabla1.A2" office:value-type="string">
            <text:p text:style-name="P6">Reduce los riesgos y permite incluir revisiones de los requisitos a lo largo del desarrollo.</text:p>
          </table:table-cell>
          <table:table-cell table:style-name="Tabla1.A2" office:value-type="string">
            <text:p text:style-name="P6">Requiere gente experimentada, es costoso y más lento que el modelo en cascada.</text:p>
          </table:table-cell>
          <table:table-cell table:style-name="Tabla1.D2" office:value-type="string">
            <text:p text:style-name="P6">CRM para una empresa.</text:p>
          </table:table-cell>
        </table:table-row>
        <table:table-row>
          <table:table-cell table:style-name="Tabla1.A2" office:value-type="string">
            <text:p text:style-name="P5">Incremental</text:p>
          </table:table-cell>
          <table:table-cell table:style-name="Tabla1.A2" office:value-type="string">
            <text:p text:style-name="P6">Proporciona las ventajas del modelo en cascada y reduce sus desventajas.</text:p>
            <text:p text:style-name="P6">La funcionalidad se incluye poco a poco <text:span text:style-name="T13">y se di</text:span>vide el <text:soft-page-break/>proyecto en partes pequeñas.</text:p>
          </table:table-cell>
          <table:table-cell table:style-name="Tabla1.A2" office:value-type="string">
            <text:p text:style-name="P6">Requiere de metas muy claras y conocer el estado del proyecto en tiempo real.</text:p>
            <text:p text:style-name="P6">Necesita de muy buena <text:soft-page-break/>comunicación.</text:p>
          </table:table-cell>
          <table:table-cell table:style-name="Tabla1.D2" office:value-type="string">
            <text:p text:style-name="P6">Página web <text:span text:style-name="T12">para un particular</text:span>.</text:p>
          </table:table-cell>
        </table:table-row>
        <table:table-row>
          <table:table-cell table:style-name="Tabla1.A2" office:value-type="string">
            <text:p text:style-name="P5">Ágil</text:p>
          </table:table-cell>
          <table:table-cell table:style-name="Tabla1.A2" office:value-type="string">
            <text:p text:style-name="P6">Fomenta la retroalimentación dentro del desarrollo.</text:p>
            <text:p text:style-name="P6">Muy flexible y permite empezar sin tener todos los requisitos definidos.</text:p>
          </table:table-cell>
          <table:table-cell table:style-name="Tabla1.A2" office:value-type="string">
            <text:p text:style-name="P6">Requiere de comunicación constante dentro del equipo para funcionar.</text:p>
          </table:table-cell>
          <table:table-cell table:style-name="Tabla1.D2" office:value-type="string">
            <text:p text:style-name="P6">Un videojuego.</text:p>
          </table:table-cell>
        </table:table-row>
        <table:table-row>
          <table:table-cell table:style-name="Tabla1.A2" office:value-type="string">
            <text:p text:style-name="P5">Codificación y Corrección</text:p>
          </table:table-cell>
          <table:table-cell table:style-name="Tabla1.A2" office:value-type="string">
            <text:p text:style-name="P7">No requiere planificación.</text:p>
          </table:table-cell>
          <table:table-cell table:style-name="Tabla1.A2" office:value-type="string">
            <text:p text:style-name="P7">Es un caos.</text:p>
          </table:table-cell>
          <table:table-cell table:style-name="Tabla1.D2" office:value-type="string">
            <text:p text:style-name="P7">No se usa.</text:p>
          </table:table-cell>
        </table:table-row>
        <table:table-row>
          <table:table-cell table:style-name="Tabla1.A2" office:value-type="string">
            <text:p text:style-name="P5">Orientado a Reutilización</text:p>
          </table:table-cell>
          <table:table-cell table:style-name="Tabla1.A2" office:value-type="string">
            <text:p text:style-name="P7">A la larga permite ahorrar de forma sustanciosa en tiempo de desarrollo.</text:p>
            <text:p text:style-name="P7"/>
          </table:table-cell>
          <table:table-cell table:style-name="Tabla1.A2" office:value-type="string">
            <text:p text:style-name="P7">Requiere de mucha planificación y preparación.</text:p>
            <text:p text:style-name="P7">Los tiempos al inicio del desarrollo son muy altos y se tarda en tener algo funcional.</text:p>
          </table:table-cell>
          <table:table-cell table:style-name="Tabla1.D2" office:value-type="string">
            <text:p text:style-name="P7">Cuando tenga muchos proyectos de un mismo tipo.</text:p>
            <text:p text:style-name="P7">Ej: empresa de desarrollo web <text:span text:style-name="T12">o estudio de videojuegos</text:span></text:p>
          </table:table-cell>
        </table:table-row>
      </table:table>
      <text:p text:style-name="P14"/>
      <text:p text:style-name="P15"><text:line-break/><text:span text:style-name="T2">2.</text:span></text:p>
      <text:p text:style-name="P13"><text:span text:style-name="T2">Nombra</text:span> <text:span text:style-name="T2">y</text:span> <text:span text:style-name="T2">explica</text:span> <text:span text:style-name="T2">las</text:span> <text:span text:style-name="T2">distintas</text:span> <text:span text:style-name="T2">variantes</text:span> <text:span text:style-name="T2">que</text:span> <text:span text:style-name="T2">están</text:span> <text:span text:style-name="T2">más</text:span> <text:span text:style-name="T2">en</text:span> <text:span text:style-name="T2">auge</text:span> <text:span text:style-name="T2">del</text:span> <text:span text:style-name="T2">modelo</text:span> <text:span text:style-name="T2">de</text:span> <text:span text:style-name="T2">desarrollo</text:span> <text:span text:style-name="T2">ágil.</text:span> </text:p>
      <text:list xml:id="list3314408234" text:style-name="L1">
        <text:list-item>
          <text:p text:style-name="P21"><text:span text:style-name="T8">Scrum:</text:span><text:span text:style-name="T5"> </text:span><text:span text:style-name="T6">el desarrollo se divide en pequeños proyectos que se van completando poco a poco y de forma </text:span><text:span text:style-name="T11">secuencial</text:span><text:span text:style-name="T6">. Hay un encargado de gestionar el proceso y comunicarlo con el equipo. Permite dividir una tarea compleja en secciones manejables.</text:span></text:p>
        </text:list-item>
      </text:list>
      <text:p text:style-name="P11"/>
      <text:list xml:id="list3774346072" text:style-name="L2">
        <text:list-item>
          <text:p text:style-name="P22"><text:span text:style-name="T9">Kanban:</text:span><text:span text:style-name="T4"> reparte las tareas en tres columnas: pendientes, en proceso y terminadas. La repartición de tareas está disponible para todos los miembros del equipo.</text:span></text:p>
        </text:list-item>
      </text:list>
      <text:p text:style-name="P12"/>
      <text:list xml:id="list101441574852974" text:continue-numbering="true" text:style-name="L2">
        <text:list-item>
          <text:p text:style-name="P23"><text:span text:style-name="T9">D</text:span><text:span text:style-name="T10">esign Sprint:</text:span><text:span text:style-name="T6"> divide el desarrollo en sprints para obtener un prototipo lo más rápido posible y realizar pruebas cuanto ant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="none"/>
    </style:style>
    <style:style style:name="MP1" style:family="paragraph" style:parent-style-name="Footer">
      <style:text-properties fo:font-size="10pt" fo:font-style="italic" officeooo:rsid="000bd5ce" officeooo:paragraph-rsid="000bd5ce" style:font-size-asian="10pt" style:font-style-asian="italic" style:font-size-complex="10pt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text-properties fo:font-size="10pt" fo:font-style="italic" style:text-underline-style="none" officeooo:rsid="000bd5ce" officeooo:paragraph-rsid="000bd5ce" style:font-size-asian="10pt" style:font-style-asian="italic" style:font-size-complex="10pt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1">Unidad 01 - Práctica 01 - Alejandro Pérez Álvarez</text:p>
            </table:table-cell>
            <table:table-cell table:style-name="Tabla2.A1"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1-10-13T10:14:39.779000000</dc:date>
    <meta:editing-duration>PT36M38S</meta:editing-duration>
    <meta:editing-cycles>13</meta:editing-cycles>
    <meta:document-statistic meta:table-count="2" meta:image-count="0" meta:object-count="0" meta:page-count="2" meta:paragraph-count="50" meta:word-count="450" meta:character-count="2786" meta:non-whitespace-character-count="2378"/>
  </office:meta>
</office:document-meta>
</file>